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69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7.303cm" svg:height="19.933cm" svg:x="1.757cm" svg:y="5.741cm">
            <draw:object draw:notify-on-update-of-ranges="Sheet1.I2:Sheet1.I2 Sheet1.I3:Sheet1.I13 Sheet1.J2:Sheet1.J2 Sheet1.J3:Sheet1.J13 Sheet1.F2:Sheet1.F2 Sheet1.F3:Sheet1.F13 Sheet1.G2:Sheet1.G2 Sheet1.G3:Sheet1.G13 Sheet1.H2:Sheet1.H2 Sheet1.H3:Sheet1.H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Investigating negative pairs as a function of changing models minimum count of repeated words to learn with.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>
            <text:p>min count</text:p>
          </table:table-cell>
          <table:table-cell table:style-name="Default" office:value-type="string">
            <text:p>neg</text:p>
          </table:table-cell>
          <table:table-cell table:style-name="Default" office:value-type="string">
            <text:p>sing</text:p>
          </table:table-cell>
          <table:table-cell table:style-name="Default" office:value-type="string">
            <text:p>mult</text:p>
          </table:table-cell>
          <table:table-cell table:style-name="Default" office:value-type="string">
            <text:p>large neg</text:p>
          </table:table-cell>
          <table:table-cell office:value-type="string">
            <text:p>pass proportion</text:p>
          </table:table-cell>
          <table:table-cell office:value-type="string">
            <text:p>neg proportion</text:p>
          </table:table-cell>
          <table:table-cell office:value-type="string">
            <text:p>neg proportion of pass</text:p>
          </table:table-cell>
          <table:table-cell office:value-type="string">
            <text:p>large neg proportion</text:p>
          </table:table-cell>
          <table:table-cell office:value-type="string">
            <text:p>large neg proportion of pas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8427">
            <text:p>78427</text:p>
          </table:table-cell>
          <table:table-cell table:style-name="Default" office:value-type="float" office:value="0">
            <text:p>0</text:p>
          </table:table-cell>
          <table:table-cell office:value-type="float" office:value="163631">
            <text:p>163631</text:p>
          </table:table-cell>
          <table:table-cell office:value-type="float" office:value="38894">
            <text:p>38894</text:p>
          </table:table-cell>
          <table:table-cell table:formula="of:=[.D3]/([.D3]+[.C3])" office:value-type="float" office:value="1">
            <text:p>1</text:p>
          </table:table-cell>
          <table:table-cell table:formula="of:=[.B3]/([.D3]+[.C3])" office:value-type="float" office:value="0.479291821231918">
            <text:p>0.4792918212</text:p>
          </table:table-cell>
          <table:table-cell table:formula="of:=[.B3]/[.D3]" office:value-type="float" office:value="0.479291821231918">
            <text:p>0.4792918212</text:p>
          </table:table-cell>
          <table:table-cell table:formula="of:=[.E3]/([.D3]+[.C3])" office:value-type="float" office:value="0.23769334661525">
            <text:p>0.2376933466</text:p>
          </table:table-cell>
          <table:table-cell table:formula="of:=[.E3]/[.D3]" office:value-type="float" office:value="0.23769334661525">
            <text:p>0.237693346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186">
            <text:p>45186</text:p>
          </table:table-cell>
          <table:table-cell table:style-name="Default" office:value-type="float" office:value="0">
            <text:p>0</text:p>
          </table:table-cell>
          <table:table-cell office:value-type="float" office:value="163631">
            <text:p>163631</text:p>
          </table:table-cell>
          <table:table-cell office:value-type="float" office:value="38894">
            <text:p>38894</text:p>
          </table:table-cell>
          <table:table-cell table:formula="of:=[.D4]/([.D4]+[.C4])" office:value-type="float" office:value="1">
            <text:p>1</text:p>
          </table:table-cell>
          <table:table-cell table:formula="of:=[.B4]/([.D4]+[.C4])" office:value-type="float" office:value="0.276145718109649">
            <text:p>0.2761457181</text:p>
          </table:table-cell>
          <table:table-cell table:formula="of:=[.B4]/[.D4]" office:value-type="float" office:value="0.276145718109649">
            <text:p>0.2761457181</text:p>
          </table:table-cell>
          <table:table-cell table:formula="of:=[.E4]/([.D4]+[.C4])" office:value-type="float" office:value="0.23769334661525">
            <text:p>0.2376933466</text:p>
          </table:table-cell>
          <table:table-cell table:formula="of:=[.E4]/[.D4]" office:value-type="float" office:value="0.23769334661525">
            <text:p>0.23769334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5186">
            <text:p>45186</text:p>
          </table:table-cell>
          <table:table-cell office:value-type="float" office:value="47341">
            <text:p>47341</text:p>
          </table:table-cell>
          <table:table-cell office:value-type="float" office:value="116290">
            <text:p>116290</text:p>
          </table:table-cell>
          <table:table-cell office:value-type="float" office:value="25841">
            <text:p>25841</text:p>
          </table:table-cell>
          <table:table-cell table:formula="of:=[.D5]/([.D5]+[.C5])" office:value-type="float" office:value="0.710684405766633">
            <text:p>0.7106844058</text:p>
          </table:table-cell>
          <table:table-cell table:formula="of:=[.B5]/([.D5]+[.C5])" office:value-type="float" office:value="0.276145718109649">
            <text:p>0.2761457181</text:p>
          </table:table-cell>
          <table:table-cell table:formula="of:=[.B5]/[.D5]" office:value-type="float" office:value="0.388563075070943">
            <text:p>0.3885630751</text:p>
          </table:table-cell>
          <table:table-cell table:formula="of:=[.E5]/([.D5]+[.C5])" office:value-type="float" office:value="0.157922398567509">
            <text:p>0.1579223986</text:p>
          </table:table-cell>
          <table:table-cell table:formula="of:=[.E5]/[.D5]" office:value-type="float" office:value="0.222211712099063">
            <text:p>0.222211712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369">
            <text:p>18369</text:p>
          </table:table-cell>
          <table:table-cell office:value-type="float" office:value="86477">
            <text:p>86477</text:p>
          </table:table-cell>
          <table:table-cell office:value-type="float" office:value="77154">
            <text:p>77154</text:p>
          </table:table-cell>
          <table:table-cell office:value-type="float" office:value="8870">
            <text:p>8870</text:p>
          </table:table-cell>
          <table:table-cell table:formula="of:=[.D6]/([.D6]+[.C6])" office:value-type="float" office:value="0.471512121786214">
            <text:p>0.4715121218</text:p>
          </table:table-cell>
          <table:table-cell table:formula="of:=[.B6]/([.D6]+[.C6])" office:value-type="float" office:value="0.112258679590053">
            <text:p>0.1122586796</text:p>
          </table:table-cell>
          <table:table-cell table:formula="of:=[.B6]/[.D6]" office:value-type="float" office:value="0.238082277004433">
            <text:p>0.238082277</text:p>
          </table:table-cell>
          <table:table-cell table:formula="of:=[.E6]/([.D6]+[.C6])" office:value-type="float" office:value="0.0542073323514493">
            <text:p>0.0542073324</text:p>
          </table:table-cell>
          <table:table-cell table:formula="of:=[.E6]/[.D6]" office:value-type="float" office:value="0.114964875443917">
            <text:p>0.114964875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30">
            <text:p>20130</text:p>
          </table:table-cell>
          <table:table-cell office:value-type="float" office:value="90005">
            <text:p>90005</text:p>
          </table:table-cell>
          <table:table-cell office:value-type="float" office:value="73626">
            <text:p>73626</text:p>
          </table:table-cell>
          <table:table-cell office:value-type="float" office:value="9446">
            <text:p>9446</text:p>
          </table:table-cell>
          <table:table-cell table:formula="of:=[.D7]/([.D7]+[.C7])" office:value-type="float" office:value="0.449951415074161">
            <text:p>0.4499514151</text:p>
          </table:table-cell>
          <table:table-cell table:formula="of:=[.B7]/([.D7]+[.C7])" office:value-type="float" office:value="0.123020699011801">
            <text:p>0.123020699</text:p>
          </table:table-cell>
          <table:table-cell table:formula="of:=[.B7]/[.D7]" office:value-type="float" office:value="0.273408850134463">
            <text:p>0.2734088501</text:p>
          </table:table-cell>
          <table:table-cell table:formula="of:=[.E7]/([.D7]+[.C7])" office:value-type="float" office:value="0.057727447733009">
            <text:p>0.0577274477</text:p>
          </table:table-cell>
          <table:table-cell table:formula="of:=[.E7]/[.D7]" office:value-type="float" office:value="0.128297068970201">
            <text:p>0.12829706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776">
            <text:p>20776</text:p>
          </table:table-cell>
          <table:table-cell office:value-type="float" office:value="92357">
            <text:p>92357</text:p>
          </table:table-cell>
          <table:table-cell office:value-type="float" office:value="71274">
            <text:p>71274</text:p>
          </table:table-cell>
          <table:table-cell office:value-type="float" office:value="9378">
            <text:p>9378</text:p>
          </table:table-cell>
          <table:table-cell table:formula="of:=[.D8]/([.D8]+[.C8])" office:value-type="float" office:value="0.435577610599459">
            <text:p>0.4355776106</text:p>
          </table:table-cell>
          <table:table-cell table:formula="of:=[.B8]/([.D8]+[.C8])" office:value-type="float" office:value="0.126968606193203">
            <text:p>0.1269686062</text:p>
          </table:table-cell>
          <table:table-cell table:formula="of:=[.B8]/[.D8]" office:value-type="float" office:value="0.291494794735808">
            <text:p>0.2914947947</text:p>
          </table:table-cell>
          <table:table-cell table:formula="of:=[.E8]/([.D8]+[.C8])" office:value-type="float" office:value="0.0573118785560193">
            <text:p>0.0573118786</text:p>
          </table:table-cell>
          <table:table-cell table:formula="of:=[.E8]/[.D8]" office:value-type="float" office:value="0.131576732048152">
            <text:p>0.13157673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07">
            <text:p>18007</text:p>
          </table:table-cell>
          <table:table-cell office:value-type="float" office:value="94520">
            <text:p>94520</text:p>
          </table:table-cell>
          <table:table-cell office:value-type="float" office:value="69111">
            <text:p>69111</text:p>
          </table:table-cell>
          <table:table-cell office:value-type="float" office:value="9445">
            <text:p>9445</text:p>
          </table:table-cell>
          <table:table-cell table:formula="of:=[.D9]/([.D9]+[.C9])" office:value-type="float" office:value="0.422358843984331">
            <text:p>0.422358844</text:p>
          </table:table-cell>
          <table:table-cell table:formula="of:=[.B9]/([.D9]+[.C9])" office:value-type="float" office:value="0.110046384853726">
            <text:p>0.1100463849</text:p>
          </table:table-cell>
          <table:table-cell table:formula="of:=[.B9]/[.D9]" office:value-type="float" office:value="0.260551865839013">
            <text:p>0.2605518658</text:p>
          </table:table-cell>
          <table:table-cell table:formula="of:=[.E9]/([.D9]+[.C9])" office:value-type="float" office:value="0.0577213364215827">
            <text:p>0.0577213364</text:p>
          </table:table-cell>
          <table:table-cell table:formula="of:=[.E9]/[.D9]" office:value-type="float" office:value="0.136664206855638">
            <text:p>0.136664206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526">
            <text:p>19526</text:p>
          </table:table-cell>
          <table:table-cell office:value-type="float" office:value="96865">
            <text:p>96865</text:p>
          </table:table-cell>
          <table:table-cell office:value-type="float" office:value="66766">
            <text:p>66766</text:p>
          </table:table-cell>
          <table:table-cell office:value-type="float" office:value="9734">
            <text:p>9734</text:p>
          </table:table-cell>
          <table:table-cell table:formula="of:=[.D10]/([.D10]+[.C10])" office:value-type="float" office:value="0.408027818689613">
            <text:p>0.4080278187</text:p>
          </table:table-cell>
          <table:table-cell table:formula="of:=[.B10]/([.D10]+[.C10])" office:value-type="float" office:value="0.119329466910304">
            <text:p>0.1193294669</text:p>
          </table:table-cell>
          <table:table-cell table:formula="of:=[.B10]/[.D10]" office:value-type="float" office:value="0.292454243177665">
            <text:p>0.2924542432</text:p>
          </table:table-cell>
          <table:table-cell table:formula="of:=[.E10]/([.D10]+[.C10])" office:value-type="float" office:value="0.0594875054237889">
            <text:p>0.0594875054</text:p>
          </table:table-cell>
          <table:table-cell table:formula="of:=[.E10]/[.D10]" office:value-type="float" office:value="0.145792768774526">
            <text:p>0.145792768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887">
            <text:p>17887</text:p>
          </table:table-cell>
          <table:table-cell office:value-type="float" office:value="98384">
            <text:p>98384</text:p>
          </table:table-cell>
          <table:table-cell office:value-type="float" office:value="65247">
            <text:p>65247</text:p>
          </table:table-cell>
          <table:table-cell office:value-type="float" office:value="8582">
            <text:p>8582</text:p>
          </table:table-cell>
          <table:table-cell table:formula="of:=[.D11]/([.D11]+[.C11])" office:value-type="float" office:value="0.398744736633034">
            <text:p>0.3987447366</text:p>
          </table:table-cell>
          <table:table-cell table:formula="of:=[.B11]/([.D11]+[.C11])" office:value-type="float" office:value="0.109313027482567">
            <text:p>0.1093130275</text:p>
          </table:table-cell>
          <table:table-cell table:formula="of:=[.B11]/[.D11]" office:value-type="float" office:value="0.274142872469232">
            <text:p>0.2741428725</text:p>
          </table:table-cell>
          <table:table-cell table:formula="of:=[.E11]/([.D11]+[.C11])" office:value-type="float" office:value="0.0524472746606694">
            <text:p>0.0524472747</text:p>
          </table:table-cell>
          <table:table-cell table:formula="of:=[.E11]/[.D11]" office:value-type="float" office:value="0.131530951614634">
            <text:p>0.131530951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198">
            <text:p>15198</text:p>
          </table:table-cell>
          <table:table-cell office:value-type="float" office:value="108521">
            <text:p>108521</text:p>
          </table:table-cell>
          <table:table-cell office:value-type="float" office:value="55110">
            <text:p>55110</text:p>
          </table:table-cell>
          <table:table-cell office:value-type="float" office:value="6601">
            <text:p>6601</text:p>
          </table:table-cell>
          <table:table-cell table:formula="of:=[.D12]/([.D12]+[.C12])" office:value-type="float" office:value="0.336794372704439">
            <text:p>0.3367943727</text:p>
          </table:table-cell>
          <table:table-cell table:formula="of:=[.B12]/([.D12]+[.C12])" office:value-type="float" office:value="0.0928797110571958">
            <text:p>0.0928797111</text:p>
          </table:table-cell>
          <table:table-cell table:formula="of:=[.B12]/[.D12]" office:value-type="float" office:value="0.275775721284703">
            <text:p>0.2757757213</text:p>
          </table:table-cell>
          <table:table-cell table:formula="of:=[.E12]/([.D12]+[.C12])" office:value-type="float" office:value="0.0403407667251315">
            <text:p>0.0403407667</text:p>
          </table:table-cell>
          <table:table-cell table:formula="of:=[.E12]/[.D12]" office:value-type="float" office:value="0.119778624569044">
            <text:p>0.11977862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387">
            <text:p>13387</text:p>
          </table:table-cell>
          <table:table-cell office:value-type="float" office:value="109829">
            <text:p>109829</text:p>
          </table:table-cell>
          <table:table-cell office:value-type="float" office:value="53802">
            <text:p>53802</text:p>
          </table:table-cell>
          <table:table-cell office:value-type="float" office:value="6145">
            <text:p>6145</text:p>
          </table:table-cell>
          <table:table-cell table:formula="of:=[.D13]/([.D13]+[.C13])" office:value-type="float" office:value="0.328800777358813">
            <text:p>0.3288007774</text:p>
          </table:table-cell>
          <table:table-cell table:formula="of:=[.B13]/([.D13]+[.C13])" office:value-type="float" office:value="0.0818121260641321">
            <text:p>0.0818121261</text:p>
          </table:table-cell>
          <table:table-cell table:formula="of:=[.B13]/[.D13]" office:value-type="float" office:value="0.248819746477826">
            <text:p>0.2488197465</text:p>
          </table:table-cell>
          <table:table-cell table:formula="of:=[.E13]/([.D13]+[.C13])" office:value-type="float" office:value="0.0375540087147301">
            <text:p>0.0375540087</text:p>
          </table:table-cell>
          <table:table-cell table:formula="of:=[.E13]/[.D13]" office:value-type="float" office:value="0.11421508494108">
            <text:p>0.1142150849</text:p>
          </table:table-cell>
        </table:table-row>
      </table:table>
      <table:table table:name="Sheet2" table:style-name="ta1">
        <table:shapes>
          <draw:frame draw:z-index="0" draw:style-name="gr1" svg:width="30.463cm" svg:height="8.999cm" svg:x="0.733cm" svg:y="9.737cm">
            <draw:object draw:notify-on-update-of-ranges="Sheet2.A2:Sheet2.A2 Sheet2.A3:Sheet2.A22 Sheet2.B2:Sheet2.B2 Sheet2.B3:Sheet2.B22 Sheet2.A2:Sheet2.A2 Sheet2.A3:Sheet2.A22 Sheet2.C2:Sheet2.C2 Sheet2.C3:Sheet2.C22 Sheet2.A2:Sheet2.A2 Sheet2.A3:Sheet2.A22 Sheet2.D2:Sheet2.D2 Sheet2.D3:Sheet2.D22 Sheet2.A2:Sheet2.A2 Sheet2.A3:Sheet2.A22 Sheet2.E2:Sheet2.E2 Sheet2.E3:Sheet2.E22 Sheet2.A2:Sheet2.A2 Sheet2.A3:Sheet2.A22 Sheet2.F2:Sheet2.F2 Sheet2.F3:Sheet2.F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2">
          <table:table-cell/>
          <table:table-cell office:value-type="string">
            <text:p>n_similarity (n_sim) negatives vs average pair distance negatvies (p_sim)</text:p>
          </table:table-cell>
          <table:table-cell table:number-columns-repeated="4"/>
        </table:table-row>
        <table:table-row table:style-name="ro2">
          <table:table-cell office:value-type="string">
            <text:p>Min count</text:p>
          </table:table-cell>
          <table:table-cell office:value-type="string">
            <text:p>n_sim_negs</text:p>
          </table:table-cell>
          <table:table-cell office:value-type="string">
            <text:p>big n_sim_negs</text:p>
          </table:table-cell>
          <table:table-cell office:value-type="string">
            <text:p>p_sim_negs</text:p>
          </table:table-cell>
          <table:table-cell office:value-type="string">
            <text:p>big p_sim_negs</text:p>
          </table:table-cell>
          <table:table-cell office:value-type="string">
            <text:p>fai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">
            <text:p>185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5">
            <text:p>285</text:p>
          </table:table-cell>
          <table:table-cell office:value-type="float" office:value="188">
            <text:p>188</text:p>
          </table:table-cell>
          <table:table-cell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2">
            <text:p>212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8">
            <text:p>278</text:p>
          </table:table-cell>
          <table:table-cell office:value-type="float" office:value="154">
            <text:p>154</text:p>
          </table:table-cell>
          <table:table-cell office:value-type="float" office:value="246">
            <text:p>24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1">
            <text:p>231</text:p>
          </table:table-cell>
          <table:table-cell office:value-type="float" office:value="117">
            <text:p>117</text:p>
          </table:table-cell>
          <table:table-cell office:value-type="float" office:value="175">
            <text:p>17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2">
            <text:p>232</text:p>
          </table:table-cell>
          <table:table-cell office:value-type="float" office:value="112">
            <text:p>112</text:p>
          </table:table-cell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office:value-type="float" office:value="103">
            <text:p>103</text:p>
          </table:table-cell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5">
            <text:p>405</text:p>
          </table:table-cell>
          <table:table-cell office:value-type="float" office:value="215">
            <text:p>215</text:p>
          </table:table-cell>
          <table:table-cell office:value-type="float" office:value="383">
            <text:p>383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9">
            <text:p>469</text:p>
          </table:table-cell>
          <table:table-cell office:value-type="float" office:value="203">
            <text:p>203</text:p>
          </table:table-cell>
          <table:table-cell office:value-type="float" office:value="440">
            <text:p>440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9">
            <text:p>269</text:p>
          </table:table-cell>
          <table:table-cell office:value-type="float" office:value="141">
            <text:p>141</text:p>
          </table:table-cell>
          <table:table-cell office:value-type="float" office:value="222">
            <text:p>222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Lewis</meta:initial-creator>
    <meta:creation-date>2015-10-23T14:12:13</meta:creation-date>
    <dc:date>2015-10-23T15:58:54</dc:date>
    <dc:creator>Patrick Lewis</dc:creator>
    <meta:editing-duration>PT1H31M21S</meta:editing-duration>
    <meta:editing-cycles>3</meta:editing-cycles>
    <meta:generator>LibreOffice/3.5$Linux_X86_64 LibreOffice_project/350m1$Build-2</meta:generator>
    <meta:document-statistic meta:table-count="3" meta:cell-count="2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04cm" svg:height="19.934cm" xlink:href=".." xlink:type="simple" chart:class="chart:line" chart:column-mapping="3 4 0 1 2" chart:style-name="ch1">
        <chart:legend chart:legend-position="end" svg:x="21.7cm" svg:y="8.672cm" style:legend-expansion="high" chart:style-name="ch2"/>
        <chart:plot-area chart:style-name="ch3" table:cell-range-address="Sheet1.F2:Sheet1.J13" chart:data-source-has-labels="row" svg:x="0.996cm" svg:y="1.727cm" svg:width="19.612cm" svg:height="17.389cm">
          <chartooo:coordinate-region svg:x="1.723cm" svg:y="1.927cm" svg:width="18.698cm" svg:height="16.5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13" chart:label-cell-address="Sheet1.I2:Sheet1.I2" chart:class="chart:line">
            <chart:data-point chart:repeated="11"/>
          </chart:series>
          <chart:series chart:style-name="ch7" chart:values-cell-range-address="Sheet1.J3:Sheet1.J13" chart:label-cell-address="Sheet1.J2:Sheet1.J2" chart:class="chart:line">
            <chart:data-point chart:repeated="11"/>
          </chart:series>
          <chart:series chart:style-name="ch8" chart:values-cell-range-address="Sheet1.F3:Sheet1.F13" chart:label-cell-address="Sheet1.F2:Sheet1.F2" chart:class="chart:line">
            <chart:data-point chart:repeated="11"/>
          </chart:series>
          <chart:series chart:style-name="ch9" chart:values-cell-range-address="Sheet1.G3:Sheet1.G13" chart:label-cell-address="Sheet1.G2:Sheet1.G2" chart:class="chart:line">
            <chart:data-point chart:repeated="11"/>
          </chart:series>
          <chart:series chart:style-name="ch10" chart:values-cell-range-address="Sheet1.H3:Sheet1.H13" chart:label-cell-address="Sheet1.H2:Sheet1.H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e neg proportion</text:p>
                <draw:g>
                  <svg:desc>Sheet1.I2:Sheet1.I2</svg:desc>
                </draw:g>
              </table:table-cell>
              <table:table-cell office:value-type="string">
                <text:p>large neg proportion of pass</text:p>
                <draw:g>
                  <svg:desc>Sheet1.J2:Sheet1.J2</svg:desc>
                </draw:g>
              </table:table-cell>
              <table:table-cell office:value-type="string">
                <text:p>pass proportion</text:p>
                <draw:g>
                  <svg:desc>Sheet1.F2:Sheet1.F2</svg:desc>
                </draw:g>
              </table:table-cell>
              <table:table-cell office:value-type="string">
                <text:p>neg proportion</text:p>
                <draw:g>
                  <svg:desc>Sheet1.G2:Sheet1.G2</svg:desc>
                </draw:g>
              </table:table-cell>
              <table:table-cell office:value-type="string">
                <text:p>neg proportion of pass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769334661525">
                <text:p>0.23769334661525</text:p>
                <draw:g>
                  <svg:desc>Sheet1.I3:Sheet1.I13</svg:desc>
                </draw:g>
              </table:table-cell>
              <table:table-cell office:value-type="float" office:value="0.23769334661525">
                <text:p>0.23769334661525</text:p>
                <draw:g>
                  <svg:desc>Sheet1.J3:Sheet1.J13</svg:desc>
                </draw:g>
              </table:table-cell>
              <table:table-cell office:value-type="float" office:value="1">
                <text:p>1</text:p>
                <draw:g>
                  <svg:desc>Sheet1.F3:Sheet1.F13</svg:desc>
                </draw:g>
              </table:table-cell>
              <table:table-cell office:value-type="float" office:value="0.479291821231918">
                <text:p>0.479291821231918</text:p>
                <draw:g>
                  <svg:desc>Sheet1.G3:Sheet1.G13</svg:desc>
                </draw:g>
              </table:table-cell>
              <table:table-cell office:value-type="float" office:value="0.479291821231918">
                <text:p>0.479291821231918</text:p>
                <draw:g>
                  <svg:desc>Sheet1.H3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769334661525">
                <text:p>0.23769334661525</text:p>
              </table:table-cell>
              <table:table-cell office:value-type="float" office:value="0.23769334661525">
                <text:p>0.23769334661525</text:p>
              </table:table-cell>
              <table:table-cell office:value-type="float" office:value="1">
                <text:p>1</text:p>
              </table:table-cell>
              <table:table-cell office:value-type="float" office:value="0.276145718109649">
                <text:p>0.276145718109649</text:p>
              </table:table-cell>
              <table:table-cell office:value-type="float" office:value="0.276145718109649">
                <text:p>0.276145718109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922398567509">
                <text:p>0.157922398567509</text:p>
              </table:table-cell>
              <table:table-cell office:value-type="float" office:value="0.222211712099063">
                <text:p>0.222211712099063</text:p>
              </table:table-cell>
              <table:table-cell office:value-type="float" office:value="0.710684405766633">
                <text:p>0.710684405766633</text:p>
              </table:table-cell>
              <table:table-cell office:value-type="float" office:value="0.276145718109649">
                <text:p>0.276145718109649</text:p>
              </table:table-cell>
              <table:table-cell office:value-type="float" office:value="0.388563075070943">
                <text:p>0.388563075070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2073323514493">
                <text:p>0.0542073323514493</text:p>
              </table:table-cell>
              <table:table-cell office:value-type="float" office:value="0.114964875443917">
                <text:p>0.114964875443917</text:p>
              </table:table-cell>
              <table:table-cell office:value-type="float" office:value="0.471512121786214">
                <text:p>0.471512121786214</text:p>
              </table:table-cell>
              <table:table-cell office:value-type="float" office:value="0.112258679590053">
                <text:p>0.112258679590053</text:p>
              </table:table-cell>
              <table:table-cell office:value-type="float" office:value="0.238082277004433">
                <text:p>0.238082277004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727447733009">
                <text:p>0.057727447733009</text:p>
              </table:table-cell>
              <table:table-cell office:value-type="float" office:value="0.128297068970201">
                <text:p>0.128297068970201</text:p>
              </table:table-cell>
              <table:table-cell office:value-type="float" office:value="0.449951415074161">
                <text:p>0.449951415074161</text:p>
              </table:table-cell>
              <table:table-cell office:value-type="float" office:value="0.123020699011801">
                <text:p>0.123020699011801</text:p>
              </table:table-cell>
              <table:table-cell office:value-type="float" office:value="0.273408850134463">
                <text:p>0.273408850134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73118785560193">
                <text:p>0.0573118785560193</text:p>
              </table:table-cell>
              <table:table-cell office:value-type="float" office:value="0.131576732048152">
                <text:p>0.131576732048152</text:p>
              </table:table-cell>
              <table:table-cell office:value-type="float" office:value="0.435577610599459">
                <text:p>0.435577610599459</text:p>
              </table:table-cell>
              <table:table-cell office:value-type="float" office:value="0.126968606193203">
                <text:p>0.126968606193203</text:p>
              </table:table-cell>
              <table:table-cell office:value-type="float" office:value="0.291494794735808">
                <text:p>0.291494794735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7213364215827">
                <text:p>0.0577213364215827</text:p>
              </table:table-cell>
              <table:table-cell office:value-type="float" office:value="0.136664206855638">
                <text:p>0.136664206855638</text:p>
              </table:table-cell>
              <table:table-cell office:value-type="float" office:value="0.422358843984331">
                <text:p>0.422358843984331</text:p>
              </table:table-cell>
              <table:table-cell office:value-type="float" office:value="0.110046384853726">
                <text:p>0.110046384853726</text:p>
              </table:table-cell>
              <table:table-cell office:value-type="float" office:value="0.260551865839013">
                <text:p>0.260551865839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4875054237889">
                <text:p>0.0594875054237889</text:p>
              </table:table-cell>
              <table:table-cell office:value-type="float" office:value="0.145792768774526">
                <text:p>0.145792768774526</text:p>
              </table:table-cell>
              <table:table-cell office:value-type="float" office:value="0.408027818689613">
                <text:p>0.408027818689613</text:p>
              </table:table-cell>
              <table:table-cell office:value-type="float" office:value="0.119329466910304">
                <text:p>0.119329466910304</text:p>
              </table:table-cell>
              <table:table-cell office:value-type="float" office:value="0.292454243177665">
                <text:p>0.292454243177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4472746606694">
                <text:p>0.0524472746606694</text:p>
              </table:table-cell>
              <table:table-cell office:value-type="float" office:value="0.131530951614634">
                <text:p>0.131530951614634</text:p>
              </table:table-cell>
              <table:table-cell office:value-type="float" office:value="0.398744736633034">
                <text:p>0.398744736633034</text:p>
              </table:table-cell>
              <table:table-cell office:value-type="float" office:value="0.109313027482567">
                <text:p>0.109313027482567</text:p>
              </table:table-cell>
              <table:table-cell office:value-type="float" office:value="0.274142872469232">
                <text:p>0.274142872469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03407667251315">
                <text:p>0.0403407667251315</text:p>
              </table:table-cell>
              <table:table-cell office:value-type="float" office:value="0.119778624569044">
                <text:p>0.119778624569044</text:p>
              </table:table-cell>
              <table:table-cell office:value-type="float" office:value="0.336794372704439">
                <text:p>0.336794372704439</text:p>
              </table:table-cell>
              <table:table-cell office:value-type="float" office:value="0.0928797110571958">
                <text:p>0.0928797110571958</text:p>
              </table:table-cell>
              <table:table-cell office:value-type="float" office:value="0.275775721284703">
                <text:p>0.275775721284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75540087147301">
                <text:p>0.0375540087147301</text:p>
              </table:table-cell>
              <table:table-cell office:value-type="float" office:value="0.11421508494108">
                <text:p>0.11421508494108</text:p>
              </table:table-cell>
              <table:table-cell office:value-type="float" office:value="0.328800777358813">
                <text:p>0.328800777358813</text:p>
              </table:table-cell>
              <table:table-cell office:value-type="float" office:value="0.0818121260641321">
                <text:p>0.0818121260641321</text:p>
              </table:table-cell>
              <table:table-cell office:value-type="float" office:value="0.248819746477826">
                <text:p>0.24881974647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64cm" svg:height="9cm" xlink:href=".." xlink:type="simple" chart:class="chart:scatter" chart:style-name="ch1">
        <chart:legend chart:legend-position="end" svg:x="26.712cm" svg:y="3.205cm" style:legend-expansion="high" chart:style-name="ch2"/>
        <chart:plot-area chart:style-name="ch3" table:cell-range-address="Sheet2.A2:Sheet2.F22" chart:data-source-has-labels="row" svg:x="1.059cm" svg:y="0.855cm" svg:width="24.435cm" svg:height="7.545cm">
          <chartooo:coordinate-region svg:x="1.866cm" svg:y="1.054cm" svg:width="23.34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22" chart:label-cell-address="Sheet2.B2:Sheet2.B2" chart:class="chart:scatter">
            <chart:domain table:cell-range-address="Sheet2.A3:Sheet2.A22"/>
            <chart:data-point chart:repeated="20"/>
          </chart:series>
          <chart:series chart:style-name="ch7" chart:values-cell-range-address="Sheet2.C3:Sheet2.C22" chart:label-cell-address="Sheet2.C2:Sheet2.C2" chart:class="chart:scatter">
            <chart:data-point chart:repeated="20"/>
          </chart:series>
          <chart:series chart:style-name="ch8" chart:values-cell-range-address="Sheet2.D3:Sheet2.D22" chart:label-cell-address="Sheet2.D2:Sheet2.D2" chart:class="chart:scatter">
            <chart:data-point chart:repeated="20"/>
          </chart:series>
          <chart:series chart:style-name="ch9" chart:values-cell-range-address="Sheet2.E3:Sheet2.E22" chart:label-cell-address="Sheet2.E2:Sheet2.E2" chart:class="chart:scatter">
            <chart:data-point chart:repeated="20"/>
          </chart:series>
          <chart:series chart:style-name="ch10" chart:values-cell-range-address="Sheet2.F3:Sheet2.F22" chart:label-cell-address="Sheet2.F2:Sheet2.F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_sim_negs</text:p>
                <draw:g>
                  <svg:desc>Sheet2.B2:Sheet2.B2</svg:desc>
                </draw:g>
              </table:table-cell>
              <table:table-cell office:value-type="string">
                <text:p>big n_sim_negs</text:p>
                <draw:g>
                  <svg:desc>Sheet2.C2:Sheet2.C2</svg:desc>
                </draw:g>
              </table:table-cell>
              <table:table-cell office:value-type="string">
                <text:p>p_sim_negs</text:p>
                <draw:g>
                  <svg:desc>Sheet2.D2:Sheet2.D2</svg:desc>
                </draw:g>
              </table:table-cell>
              <table:table-cell office:value-type="string">
                <text:p>big p_sim_negs</text:p>
                <draw:g>
                  <svg:desc>Sheet2.E2:Sheet2.E2</svg:desc>
                </draw:g>
              </table:table-cell>
              <table:table-cell office:value-type="string">
                <text:p>fails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:Sheet2.A22</svg:desc>
                </draw:g>
              </table:table-cell>
              <table:table-cell office:value-type="float" office:value="158">
                <text:p>158</text:p>
                <draw:g>
                  <svg:desc>Sheet2.B3:Sheet2.B22</svg:desc>
                </draw:g>
              </table:table-cell>
              <table:table-cell office:value-type="float" office:value="81">
                <text:p>81</text:p>
                <draw:g>
                  <svg:desc>Sheet2.C3:Sheet2.C22</svg:desc>
                </draw:g>
              </table:table-cell>
              <table:table-cell office:value-type="float" office:value="127">
                <text:p>127</text:p>
                <draw:g>
                  <svg:desc>Sheet2.D3:Sheet2.D22</svg:desc>
                </draw:g>
              </table:table-cell>
              <table:table-cell office:value-type="float" office:value="20">
                <text:p>20</text:p>
                <draw:g>
                  <svg:desc>Sheet2.E3:Sheet2.E22</svg:desc>
                </draw:g>
              </table:table-cell>
              <table:table-cell office:value-type="float" office:value="0">
                <text:p>0</text:p>
                <draw:g>
                  <svg:desc>Sheet2.F3:Sheet2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8">
                <text:p>158</text:p>
              </table:table-cell>
              <table:table-cell office:value-type="float" office:value="81">
                <text:p>81</text:p>
              </table:table-cell>
              <table:table-cell office:value-type="float" office:value="127">
                <text:p>12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2">
                <text:p>162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8">
                <text:p>158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1">
                <text:p>181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73">
                <text:p>173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102">
                <text:p>102</text:p>
              </table:table-cell>
              <table:table-cell office:value-type="float" office:value="94">
                <text:p>94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4">
                <text:p>204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85">
                <text:p>285</text:p>
              </table:table-cell>
              <table:table-cell office:value-type="float" office:value="188">
                <text:p>188</text:p>
              </table:table-cell>
              <table:table-cell office:value-type="float" office:value="220">
                <text:p>220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12">
                <text:p>212</text:p>
              </table:table-cell>
              <table:table-cell office:value-type="float" office:value="94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278">
                <text:p>278</text:p>
              </table:table-cell>
              <table:table-cell office:value-type="float" office:value="154">
                <text:p>154</text:p>
              </table:table-cell>
              <table:table-cell office:value-type="float" office:value="246">
                <text:p>246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231">
                <text:p>231</text:p>
              </table:table-cell>
              <table:table-cell office:value-type="float" office:value="117">
                <text:p>117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232">
                <text:p>232</text:p>
              </table:table-cell>
              <table:table-cell office:value-type="float" office:value="112">
                <text:p>112</text:p>
              </table:table-cell>
              <table:table-cell office:value-type="float" office:value="168">
                <text:p>168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103">
                <text:p>103</text:p>
              </table:table-cell>
              <table:table-cell office:value-type="float" office:value="168">
                <text:p>168</text:p>
              </table:table-cell>
              <table:table-cell office:value-type="float" office:value="22">
                <text:p>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405">
                <text:p>405</text:p>
              </table:table-cell>
              <table:table-cell office:value-type="float" office:value="215">
                <text:p>215</text:p>
              </table:table-cell>
              <table:table-cell office:value-type="float" office:value="383">
                <text:p>383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469">
                <text:p>469</text:p>
              </table:table-cell>
              <table:table-cell office:value-type="float" office:value="203">
                <text:p>203</text:p>
              </table:table-cell>
              <table:table-cell office:value-type="float" office:value="440">
                <text:p>440</text:p>
              </table:table-cell>
              <table:table-cell office:value-type="float" office:value="39">
                <text:p>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69">
                <text:p>269</text:p>
              </table:table-cell>
              <table:table-cell office:value-type="float" office:value="141">
                <text:p>141</text:p>
              </table:table-cell>
              <table:table-cell office:value-type="float" office:value="222">
                <text:p>222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